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2f43" officeooo:paragraph-rsid="00192f43"/>
    </style:style>
    <style:style style:name="P2" style:family="paragraph" style:parent-style-name="Standard" style:list-style-name="L1">
      <style:text-properties officeooo:rsid="001b7c6b" officeooo:paragraph-rsid="001b7c6b"/>
    </style:style>
    <style:style style:name="P3" style:family="paragraph" style:parent-style-name="Standard" style:list-style-name="L1">
      <style:text-properties officeooo:rsid="001b7c6b" officeooo:paragraph-rsid="001e8a56"/>
    </style:style>
    <style:style style:name="P4" style:family="paragraph" style:parent-style-name="Standard" style:list-style-name="L1">
      <style:text-properties officeooo:rsid="001a6d79" officeooo:paragraph-rsid="001be87d"/>
    </style:style>
    <style:style style:name="P5" style:family="paragraph" style:parent-style-name="Standard">
      <style:text-properties officeooo:rsid="001a6d79" officeooo:paragraph-rsid="001fff97"/>
    </style:style>
    <style:style style:name="P6" style:family="paragraph" style:parent-style-name="Standard" style:list-style-name="L1">
      <style:text-properties officeooo:rsid="001fff97" officeooo:paragraph-rsid="001fff97"/>
    </style:style>
    <style:style style:name="P7" style:family="paragraph" style:parent-style-name="Standard">
      <style:text-properties officeooo:rsid="001fff97" officeooo:paragraph-rsid="001fff97"/>
    </style:style>
    <style:style style:name="P8" style:family="paragraph" style:parent-style-name="Standard">
      <style:text-properties officeooo:paragraph-rsid="001fff97"/>
    </style:style>
    <style:style style:name="T1" style:family="text">
      <style:text-properties officeooo:rsid="001a6d79"/>
    </style:style>
    <style:style style:name="T2" style:family="text">
      <style:text-properties officeooo:rsid="001be87d"/>
    </style:style>
    <style:style style:name="T3" style:family="text">
      <style:text-properties officeooo:rsid="001fff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61840675937831137" text:style-name="L1">
        <text:list-item>
          <text:p text:style-name="P1">Create a table student with columns <text:span text:style-name="T2">id ,</text:span>name,stream,<text:span text:style-name="T1">roll_no.Id must be auto incremented and id must start from 100. roll_num cannot be null.</text:span></text:p>
          <text:p text:style-name="P2"/>
        </text:list-item>
        <text:list-item>
          <text:p text:style-name="P1">Insert 5 entries in it.</text:p>
          <text:p text:style-name="P2"/>
        </text:list-item>
        <text:list-item>
          <text:p text:style-name="P1">Select all data from the table student.</text:p>
          <text:p text:style-name="P2"/>
        </text:list-item>
        <text:list-item>
          <text:p text:style-name="P1">Select name, stream from the table.</text:p>
          <text:p text:style-name="P2"/>
        </text:list-item>
        <text:list-item>
          <text:p text:style-name="P1">Select student details where student is from computer science.</text:p>
          <text:p text:style-name="P1"/>
        </text:list-item>
        <text:list-item>
          <text:p text:style-name="P1">select all those student's name, <text:span text:style-name="T1">roll_no</text:span> where stream is ec &amp; cs.</text:p>
          <text:p text:style-name="P2"/>
        </text:list-item>
        <text:list-item>
          <text:p text:style-name="P4">Add a new column dob to the table student.</text:p>
          <text:p text:style-name="P4"/>
        </text:list-item>
        <text:list-item>
          <text:p text:style-name="P6">Change the name of any student to john.</text:p>
          <text:p text:style-name="P6"/>
        </text:list-item>
        <text:list-item>
          <text:p text:style-name="P6">Create another table account with columns id, fees_due, total_fee,status. </text:p>
          <text:p text:style-name="P6">Here “status” column shows if fee is paid or not.</text:p>
          <text:p text:style-name="P6">Also status cannot be null.</text:p>
        </text:list-item>
      </text:list>
      <text:p text:style-name="P7"/>
      <text:p text:style-name="P8"><text:span text:style-name="T3">NOTICE: T</text:span>he "ID" column in the "<text:span text:style-name="T3">Student</text:span>" table refers to the "ID" in the "<text:span text:style-name="T3">Account</text:span>" table. The relationship between the two tables above is the "ID" column.</text:p>
      <text:p text:style-name="P5"/>
      <text:p text:style-name="P7"/>
      <text:list xml:id="list85146382555978" text:continue-numbering="true" text:style-name="L1">
        <text:list-item>
          <text:p text:style-name="P6">Select all the student name , id , roll_num whose fee is not paid or fee_due is &gt;2000.</text:p>
          <text:p text:style-name="P6"/>
        </text:list-item>
        <text:list-item>
          <text:p text:style-name="P6">Use left and right joins in the tables.</text:p>
        </text:list-item>
      </text:list>
      <text:p text:style-name="P5"/>
      <text:list xml:id="list85145701297322" text:continue-numbering="true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7:48:45.447398028</meta:creation-date>
    <dc:date>2017-06-29T08:51:44.208277855</dc:date>
    <meta:editing-duration>PT50M5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66" meta:character-count="899" meta:non-whitespace-character-count="757"/>
  </office:meta>
</office:document-meta>
</file>